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1ef" officeooo:paragraph-rsid="000c31ef"/>
    </style:style>
    <style:style style:name="P2" style:family="paragraph" style:parent-style-name="Standard">
      <style:text-properties officeooo:rsid="000ca7bb" officeooo:paragraph-rsid="000ca7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calcula la sumatoria de un momento desde 1 hast un numero solicitado</text:p>
      <text:p text:style-name="P1"/>
      <text:p text:style-name="P1">puts “Introduzca numero”</text:p>
      <text:p text:style-name="P1"/>
      <text:p text:style-name="P1">num=<text:span text:style-name="T2">gets.chomp.to_i</text:span></text:p>
      <text:p text:style-name="P2"><text:span text:style-name="T2">sum = 0</text:span></text:p>
      <text:p text:style-name="P1"><text:span text:style-name="T2"/></text:p>
      <text:p text:style-name="P2"><text:span text:style-name="T2">for k in 1..num do</text:span></text:p>
      <text:p text:style-name="P2"><text:span text:style-name="T2"><text:s text:c="2"/>sum = sum +k</text:span></text:p>
      <text:p text:style-name="P2"><text:span text:style-name="T2">end</text:span></text:p>
      <text:p text:style-name="P2"><text:span text:style-name="T2"/></text:p>
      <text:p text:style-name="P2"><text:span text:style-name="T2">puts su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8:56:01.810216573</meta:creation-date>
    <meta:generator>LibreOffice/5.1.4.2$Linux_x86 LibreOffice_project/10m0$Build-2</meta:generator>
    <dc:date>2016-08-15T09:02:40.843550044</dc:date>
    <meta:editing-duration>PT6M39S</meta:editing-duration>
    <meta:editing-cycles>2</meta:editing-cycles>
    <meta:document-statistic meta:table-count="0" meta:image-count="0" meta:object-count="0" meta:page-count="1" meta:paragraph-count="8" meta:word-count="34" meta:character-count="177" meta:non-whitespace-character-count="149"/>
  </office:meta>
</office:document-meta>
</file>